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rsid="000eb0bb" officeooo:paragraph-rsid="000eb0bb"/>
    </style:style>
    <style:style style:name="P2" style:family="paragraph" style:parent-style-name="Preformatted_20_Text">
      <style:paragraph-properties fo:text-align="start" style:justify-single-word="false"/>
      <style:text-properties officeooo:rsid="000eb0bb" officeooo:paragraph-rsid="000eb0bb"/>
    </style:style>
    <style:style style:name="P3" style:family="paragraph" style:parent-style-name="Preformatted_20_Text">
      <style:paragraph-properties fo:text-align="start" style:justify-single-word="false"/>
      <style:text-properties officeooo:rsid="000eb0bb" officeooo:paragraph-rsid="00106434"/>
    </style:style>
    <style:style style:name="P4" style:family="paragraph" style:parent-style-name="Preformatted_20_Text">
      <style:paragraph-properties fo:text-align="start" style:justify-single-word="false"/>
      <style:text-properties officeooo:rsid="0011f5c5" officeooo:paragraph-rsid="0011f5c5"/>
    </style:style>
    <style:style style:name="P5" style:family="paragraph" style:parent-style-name="Preformatted_20_Text">
      <style:paragraph-properties fo:text-align="start" style:justify-single-word="false"/>
      <style:text-properties officeooo:rsid="00133565" officeooo:paragraph-rsid="00133565"/>
    </style:style>
    <style:style style:name="P6" style:family="paragraph" style:parent-style-name="Preformatted_20_Text">
      <style:paragraph-properties fo:text-align="start" style:justify-single-word="false"/>
      <style:text-properties officeooo:rsid="00133565" officeooo:paragraph-rsid="0013ddb8"/>
    </style:style>
    <style:style style:name="P7" style:family="paragraph" style:parent-style-name="Preformatted_20_Text">
      <style:paragraph-properties fo:text-align="start" style:justify-single-word="false"/>
      <style:text-properties officeooo:rsid="0013ddb8" officeooo:paragraph-rsid="0013ddb8"/>
    </style:style>
    <style:style style:name="P8" style:family="paragraph" style:parent-style-name="Preformatted_20_Text">
      <style:paragraph-properties fo:text-align="start" style:justify-single-word="false"/>
      <style:text-properties style:rfc-language-tag="en-GB-oed" fo:language="en" fo:country="GB" officeooo:rsid="0013ddb8" officeooo:paragraph-rsid="0013ddb8"/>
    </style:style>
    <style:style style:name="P9" style:family="paragraph" style:parent-style-name="Preformatted_20_Text">
      <style:paragraph-properties fo:text-align="start" style:justify-single-word="false"/>
      <style:text-properties style:rfc-language-tag="en-GB-oed" fo:language="en" fo:country="GB" officeooo:rsid="0014e316" officeooo:paragraph-rsid="0014e316"/>
    </style:style>
    <style:style style:name="P10" style:family="paragraph" style:parent-style-name="Preformatted_20_Text">
      <style:paragraph-properties fo:text-align="start" style:justify-single-word="false"/>
      <style:text-properties style:rfc-language-tag="en-GB-oed" fo:language="en" fo:country="GB" officeooo:rsid="00163f33" officeooo:paragraph-rsid="00163f33"/>
    </style:style>
    <style:style style:name="P11" style:family="paragraph" style:parent-style-name="Preformatted_20_Text">
      <style:paragraph-properties fo:text-align="start" style:justify-single-word="false"/>
      <style:text-properties officeooo:rsid="00163f33" officeooo:paragraph-rsid="00163f33"/>
    </style:style>
    <style:style style:name="T1" style:family="text">
      <style:text-properties officeooo:rsid="00106434"/>
    </style:style>
    <style:style style:name="T2" style:family="text">
      <style:text-properties officeooo:rsid="00133565"/>
    </style:style>
    <style:style style:name="T3" style:family="text">
      <style:text-properties officeooo:rsid="0013ddb8"/>
    </style:style>
    <style:style style:name="T4" style:family="text">
      <style:text-properties officeooo:rsid="0014e316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 – Generate Certificate <text:span text:style-name="T1">Template</text:span></text:p>
      <text:p text:style-name="P1"/>
      <text:p text:style-name="P1"/>
      <text:p text:style-name="P2">Primary Actor: Admin</text:p>
      <text:p text:style-name="P2">Stakeholders and Interests:</text:p>
      <text:p text:style-name="P2">-Course Responsibles: Wants to <text:span text:style-name="T1">effectively generate a usable certificate template.</text:span></text:p>
      <text:p text:style-name="P2">-Company: Course certificates must be retrievable at any point. <text:span text:style-name="T1">Scalable amount of templates must be storable.</text:span></text:p>
      <text:p text:style-name="P2"/>
      <text:p text:style-name="P3">Preconditions:</text:p>
      <text:p text:style-name="P3">a. Admin is logged in and authenticated.</text:p>
      <text:p text:style-name="P2">b. Systems are operational(Database and our software itself).</text:p>
      <text:p text:style-name="P2">c. Admin has a bmp/png/jpeg picture ready to upload into the system.</text:p>
      <text:p text:style-name="P4">d. Admin knows where the Admin tab is and is familiar with the system in general.</text:p>
      <text:p text:style-name="P2"/>
      <text:p text:style-name="P4">Postconditions:</text:p>
      <text:p text:style-name="P4">a. Template is stored and added persistently.</text:p>
      <text:p text:style-name="P4"/>
      <text:p text:style-name="P4">Main Success Scenario:</text:p>
      <text:p text:style-name="P4">1. Admin logs into system.</text:p>
      <text:p text:style-name="P4">2. Admin clicks into ‘Settings’ pane.</text:p>
      <text:p text:style-name="P4">3. Admin clicks ‘Add Course Certificate’.</text:p>
      <text:p text:style-name="P4">4. ‘Generate Course Certificate’-Windows pops-up.</text:p>
      <text:p text:style-name="P4">5. Admin selects necessary certificate information from:</text:p>
      <text:p text:style-name="P4"><text:tab/>- ‘Signature of Course Responsible’</text:p>
      <text:p text:style-name="P4"><text:tab/>- ‘Date of Certificate Print’</text:p>
      <text:p text:style-name="P4"><text:tab/>- ‘Course Participant’</text:p>
      <text:p text:style-name="P4"><text:tab/>- ‘Course Name’</text:p>
      <text:p text:style-name="P4">6. Admin proceeds to upload certificate IMG via ‘Insert Certificate IMG’.</text:p>
      <text:p text:style-name="P4">7. Admin positions selected certificate information correctly on Certificate IMG</text:p>
      <text:p text:style-name="P4">8. Admin inputs Certificate Template Name via ‘Insert Certificate Name’.</text:p>
      <text:p text:style-name="P4">9. Admin loads correct font for template. Default ‘Times New Roman’.</text:p>
      <text:p text:style-name="P4">10.<text:span text:style-name="T2">Admin verifies that everything is correct and proceeds to click ‘Confirm’ button.</text:span></text:p>
      <text:p text:style-name="P5">11.Admin is thrown back to Home Screen and template is now usable.</text:p>
      <text:p text:style-name="P5"/>
      <text:p text:style-name="P5"/>
      <text:p text:style-name="P5">Alternate Flows:</text:p>
      <text:p text:style-name="P5"/>
      <text:p text:style-name="P5">1. <text:span text:style-name="T3">Admin fails to login.</text:span></text:p>
      <text:p text:style-name="P5"><text:tab/><text:span text:style-name="T3">a. Admin retries with correct information.</text:span></text:p>
      <text:p text:style-name="P6"><text:tab/><text:span text:style-name="T3">b. Login successful, admin is processed to Home Screen.</text:span></text:p>
      <text:p text:style-name="P6"><text:span text:style-name="T3"><text:tab/><text:tab/>1. Login fails, admin has to reset all admin accounts.</text:span></text:p>
      <text:p text:style-name="P6"/>
      <text:p text:style-name="P7">2. System crashes</text:p>
      <text:p text:style-name="P7"><text:tab/>a. Admin is forced to restart the system.</text:p>
      <text:p text:style-name="P7"/>
      <text:p text:style-name="P7">4. Pop-Up window doesn’t come to front, admin is convinced that the window hasn’t popped-up.</text:p>
      <text:p text:style-name="P7"><text:tab/>a. Admin restarts system, assuming failure.</text:p>
      <text:p text:style-name="P8"><text:tab/>b. Admin realises error and manually retrieves windows.</text:p>
      <text:p text:style-name="P8"><text:tab/><text:tab/>1. Admin proceeds with step 5. in Main Success Scenario.</text:p>
      <text:p text:style-name="P8"/>
      <text:p text:style-name="P8">5. <text:span text:style-name="T4">Admin refuses to input necessary information.</text:span></text:p>
      <text:p text:style-name="P8"><text:tab/><text:span text:style-name="T4">a. Admin closes window.</text:span></text:p>
      <text:p text:style-name="P8"><text:tab/><text:span text:style-name="T4">b. Admin concedes and inputs mandatory information.</text:span></text:p>
      <text:p text:style-name="P8"/>
      <text:p text:style-name="P9">6. System fails to recognise file.</text:p>
      <text:p text:style-name="P9"><text:tab/>a. Admin tries again, system acknowledges IMG file.</text:p>
      <text:p text:style-name="P9"><text:tab/>b. Admin fails to upload an accepted format.<text:tab/></text:p>
      <text:p text:style-name="P9"><text:tab/><text:tab/>1. Has to exit system until error has been corrected.</text:p>
      <text:p text:style-name="P9"/>
      <text:p text:style-name="P10"><text:soft-page-break/>8. Admin uses an unknown ‘char’ in input field.</text:p>
      <text:p text:style-name="P10"><text:tab/>a. System crashes.</text:p>
      <text:p text:style-name="P10"><text:tab/>b. Admin corrects input and resumes.</text:p>
      <text:p text:style-name="P10"/>
      <text:p text:style-name="P10">9. Admin uses a font type/file, that isn’t recognised by java library.</text:p>
      <text:p text:style-name="P10"><text:tab/>a. He is prompted to input a correctly formatted file.</text:p>
      <text:p text:style-name="P10"/>
      <text:p text:style-name="P10">11. System crashes during safe.</text:p>
      <text:p text:style-name="P10"><text:tab/>a. Admin verifies wether data was saved anyway.</text:p>
      <text:p text:style-name="P10"><text:tab/>b. Data wasn’t saved and Admin has to retry.</text:p>
      <text:p text:style-name="P10"/>
      <text:p text:style-name="P11">Special Requirements:</text:p>
      <text:p text:style-name="P11"/>
      <text:p text:style-name="P11">-Admin has an OS that’s supported JVM 8(Java Virtual Machine).</text:p>
      <text:p text:style-name="P11">-Admin has IMG file for certificate. See steps 6 and 6ab.</text:p>
      <text:p text:style-name="P11">-Admin has peripherals: Keyboard, Mouse, Monitor.</text:p>
      <text:p text:style-name="P11">-Admin has access to database file.</text:p>
      <text:p text:style-name="P11">-Admin has access to his OS filesystem.</text:p>
      <text:p text:style-name="P11"/>
      <text:p text:style-name="P11">Frequency of Occurrence: As per meeting with Client, it would be infrequent.</text:p>
      <text:p text:style-name="P11"/>
      <text:p text:style-name="P11">Open Issues:</text:p>
      <text:p text:style-name="P11">-File type variations.</text:p>
      <text:p text:style-name="P11">-Font type variations.</text:p>
      <text:p text:style-name="P11">-OS GUI variations(example. Arch Linux).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2T14:52:26.395976000</dc:date>
    <meta:editing-duration>PT40M34S</meta:editing-duration>
    <meta:editing-cycles>1</meta:editing-cycles>
    <meta:document-statistic meta:table-count="0" meta:image-count="0" meta:object-count="0" meta:page-count="2" meta:paragraph-count="65" meta:word-count="464" meta:character-count="2984" meta:non-whitespace-character-count="2559"/>
    <meta:generator>LibreOffice/5.1.1.3$MacOSX_X86_64 LibreOffice_project/89f508ef3ecebd2cfb8e1def0f0ba9a803b88a6d</meta:generator>
  </office:meta>
</office:document-meta>
</file>